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000000" draw:marker-start-width="0.279cm" draw:marker-end-width="0.279cm" draw:fill-color="#ffffff" draw:textarea-horizontal-align="justify" draw:textarea-vertical-align="middle" draw:auto-grow-height="false" fo:min-height="3.896cm" fo:min-width="9.857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fill-color="#ffffff" draw:textarea-horizontal-align="justify" draw:textarea-vertical-align="middle" draw:auto-grow-height="false" fo:min-height="3.844cm" fo:min-width="9.805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34cm" fo:min-width="3.33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652cm" fo:min-width="3.14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06cm" fo:min-width="3.273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82cm" fo:min-width="4.246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82cm" fo:min-width="3.319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26cm" fo:min-width="3.237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17cm" fo:min-width="3.281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dash" draw:stroke-dash="_32__20_Dots_20_1_20_Dash"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26cm" fo:min-width="3.663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TeXGyrePagella" fo:font-size="18pt" style:font-size-asian="18pt" style:font-size-complex="18pt"/>
    </style:style>
    <style:style style:name="P3" style:family="paragraph">
      <loext:graphic-properties draw:fill-color="#ffffff"/>
      <style:paragraph-properties fo:text-align="center"/>
      <style:text-properties style:font-name="TeXGyrePagella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TeXGyrePagella" fo:font-size="18pt" style:font-size-asian="18pt" style:font-size-complex="18pt"/>
    </style:style>
    <style:style style:name="T2" style:family="text">
      <style:text-properties style:font-name="TeXGyrePagell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357cm" svg:height="4.146cm" svg:x="18.964cm" svg:y="3.286cm">
          <text:p text:style-name="P1"><text:span text:style-name="T1">Low level primitive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357cm" svg:height="4.146cm" svg:x="19.034cm" svg:y="8.747cm">
          <text:p text:style-name="P1"><text:span text:style-name="T2">Higher order method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4.019cm" svg:height="1.368cm" svg:x="8.771cm" svg:y="1.254cm">
          <text:p text:style-name="P1"><text:span text:style-name="T1">Py3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4.019cm" svg:height="3.272cm" svg:x="3.67cm" svg:y="4.586cm">
          <text:p text:style-name="P1"><text:span text:style-name="T2">Core data</text:span></text:p>
          <text:p text:style-name="P1"><text:span text:style-name="T2">struc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4.019cm" svg:height="2.002cm" svg:x="8.771cm" svg:y="4.586cm">
          <text:p text:style-name="P1"><text:span text:style-name="T2">Pars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4" draw:id="id4" draw:layer="layout" svg:width="4.019cm" svg:height="2.002cm" svg:x="13.872cm" svg:y="4.586cm">
          <text:p text:style-name="P1"><text:span text:style-name="T2">Conver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5" draw:id="id5" draw:layer="layout" svg:width="4.946cm" svg:height="1.532cm" svg:x="3.206cm" svg:y="9.128cm">
          <text:p text:style-name="P1"><text:span text:style-name="T2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6" draw:id="id6" draw:layer="layout" svg:width="4.019cm" svg:height="1.532cm" svg:x="9.08cm" svg:y="9.128cm">
          <text:p text:style-name="P1"><text:span text:style-name="T2">Algorith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7" draw:id="id7" draw:layer="layout" svg:width="4.019cm" svg:height="1.532cm" svg:x="13.872cm" svg:y="9.128cm">
          <text:p text:style-name="P1"><text:span text:style-name="T2">Wrapp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3" draw:layer="layout" svg:x1="10.78cm" svg:y1="2.622cm" svg:x2="10.78cm" svg:y2="4.586cm" draw:start-shape="id1" draw:start-glue-point="2" draw:end-shape="id2" draw:end-glue-point="0" svg:d="M10780 2622v1964" svg:viewBox="0 0 1 1965">
          <text:p/>
        </draw:connector>
        <draw:connector draw:style-name="gr8" draw:text-style-name="P3" draw:layer="layout" svg:x1="10.78cm" svg:y1="2.622cm" svg:x2="5.679cm" svg:y2="4.586cm" draw:start-shape="id1" draw:start-glue-point="2" draw:end-shape="id3" draw:end-glue-point="0" svg:d="M10780 2622v983h-5101v981" svg:viewBox="0 0 5102 1965">
          <text:p/>
        </draw:connector>
        <draw:connector draw:style-name="gr8" draw:text-style-name="P3" draw:layer="layout" svg:x1="10.78cm" svg:y1="2.622cm" svg:x2="15.881cm" svg:y2="4.586cm" draw:start-shape="id1" draw:start-glue-point="2" draw:end-shape="id4" draw:end-glue-point="0" svg:d="M10780 2622v983h5101v981" svg:viewBox="0 0 5102 1965">
          <text:p/>
        </draw:connector>
        <draw:connector draw:style-name="gr8" draw:text-style-name="P3" draw:layer="layout" svg:x1="5.679cm" svg:y1="7.858cm" svg:x2="5.679cm" svg:y2="9.128cm" draw:start-shape="id3" draw:start-glue-point="2" draw:end-shape="id5" draw:end-glue-point="0" svg:d="M5679 7858v1270" svg:viewBox="0 0 1 1271">
          <text:p/>
        </draw:connector>
        <draw:connector draw:style-name="gr8" draw:text-style-name="P3" draw:layer="layout" svg:x1="5.679cm" svg:y1="7.858cm" svg:x2="11.089cm" svg:y2="9.128cm" draw:start-shape="id3" draw:start-glue-point="2" draw:end-shape="id6" draw:end-glue-point="0" svg:d="M5679 7858v636h5410v634" svg:viewBox="0 0 5411 1271">
          <text:p/>
        </draw:connector>
        <draw:connector draw:style-name="gr8" draw:text-style-name="P3" draw:layer="layout" svg:x1="5.679cm" svg:y1="7.858cm" svg:x2="15.881cm" svg:y2="9.128cm" draw:start-shape="id3" draw:start-glue-point="2" draw:end-shape="id7" draw:end-glue-point="0" svg:d="M5679 7858v636h10202v634" svg:viewBox="0 0 10203 1271">
          <text:p/>
        </draw:connector>
        <draw:custom-shape draw:style-name="gr9" draw:text-style-name="P3" xml:id="id10" draw:id="id10" draw:layer="layout" svg:width="4.019cm" svg:height="2.358cm" svg:x="9.382cm" svg:y="15.152cm">
          <text:p text:style-name="P1"><text:span text:style-name="T2">Community</text:span></text:p>
          <text:p text:style-name="P1"><text:span text:style-name="T2">det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1" draw:id="id11" draw:layer="layout" svg:width="4.019cm" svg:height="2.358cm" svg:x="13.872cm" svg:y="15.152cm">
          <text:p text:style-name="P1"><text:span text:style-name="T2">Statist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12" draw:id="id12" draw:layer="layout" svg:width="4.019cm" svg:height="2.358cm" svg:x="18.317cm" svg:y="15.152cm">
          <text:p text:style-name="P1"><text:span text:style-name="T2">Node </text:span></text:p>
          <text:p text:style-name="P1"><text:span text:style-name="T2">rank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8" draw:id="id8" draw:layer="layout" svg:width="4.019cm" svg:height="1.905cm" svg:x="1.426cm" svg:y="11.541cm">
          <text:p text:style-name="P1"><text:span text:style-name="T2">Multi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xml:id="id9" draw:id="id9" draw:layer="layout" svg:width="4.019cm" svg:height="1.905cm" svg:x="5.953cm" svg:y="11.541cm">
          <text:p text:style-name="P1"><text:span text:style-name="T2">Single</text:span></text:p>
          <text:p text:style-name="P1"><text:span text:style-name="T2">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svg:x1="5.679cm" svg:y1="10.66cm" svg:x2="3.435cm" svg:y2="11.541cm" draw:start-shape="id5" draw:start-glue-point="2" draw:end-shape="id8" draw:end-glue-point="0" svg:d="M5679 10660v441h-2244v440" svg:viewBox="0 0 2245 882">
          <text:p/>
        </draw:connector>
        <draw:connector draw:style-name="gr11" draw:text-style-name="P1" draw:layer="layout" svg:x1="5.679cm" svg:y1="10.66cm" svg:x2="7.962cm" svg:y2="11.541cm" draw:start-shape="id5" draw:start-glue-point="2" draw:end-shape="id9" draw:end-glue-point="0" svg:d="M5679 10660v441h2283v440" svg:viewBox="0 0 2284 882">
          <text:p/>
        </draw:connector>
        <draw:connector draw:style-name="gr11" draw:text-style-name="P1" draw:layer="layout" svg:x1="11.089cm" svg:y1="10.66cm" svg:x2="11.391cm" svg:y2="15.152cm" draw:start-shape="id6" draw:start-glue-point="2" draw:end-shape="id10" svg:d="M11089 10660v2247h302v2245" svg:viewBox="0 0 303 4493">
          <text:p/>
        </draw:connector>
        <draw:connector draw:style-name="gr11" draw:text-style-name="P1" draw:layer="layout" svg:x1="11.089cm" svg:y1="10.66cm" svg:x2="15.881cm" svg:y2="15.152cm" draw:start-shape="id6" draw:start-glue-point="2" draw:end-shape="id11" draw:end-glue-point="0" svg:d="M11089 10660v2247h4792v2245" svg:viewBox="0 0 4793 4493">
          <text:p/>
        </draw:connector>
        <draw:connector draw:style-name="gr11" draw:text-style-name="P1" draw:layer="layout" draw:line-skew="-0.35cm" svg:x1="11.089cm" svg:y1="10.66cm" svg:x2="20.326cm" svg:y2="15.152cm" draw:start-shape="id6" draw:start-glue-point="2" draw:end-shape="id12" svg:d="M11089 10660v1897h9237v2595" svg:viewBox="0 0 9238 4493">
          <text:p/>
        </draw:connector>
        <draw:line draw:style-name="gr12" draw:text-style-name="P4" draw:layer="layout" svg:x1="1.508cm" svg:y1="8.493cm" svg:x2="28.305cm" svg:y2="8.493cm">
          <text:p/>
        </draw:line>
        <draw:custom-shape draw:style-name="gr13" draw:text-style-name="P3" xml:id="id13" draw:id="id13" draw:layer="layout" svg:width="4.445cm" svg:height="2.358cm" svg:x="22.717cm" svg:y="15.152cm">
          <text:p text:style-name="P1"><text:span text:style-name="T2">Decompo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1" draw:layer="layout" draw:line-skew="-0.604cm" svg:x1="11.089cm" svg:y1="10.66cm" svg:x2="24.939cm" svg:y2="15.152cm" draw:start-shape="id6" draw:start-glue-point="2" draw:end-shape="id13" draw:end-glue-point="0" svg:d="M11089 10660v1643h13850v2849" svg:viewBox="0 0 13851 44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TeXGyrePagella" svg:font-family="TeXGyrePagell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0:44:12.112608220</meta:creation-date>
    <dc:date>2018-08-08T10:35:26.252127172</dc:date>
    <meta:editing-duration>PT9M31S</meta:editing-duration>
    <meta:editing-cycles>3</meta:editing-cycles>
    <meta:generator>LibreOffice/5.1.6.2$Linux_X86_64 LibreOffice_project/10m0$Build-2</meta:generator>
    <meta:document-statistic meta:object-count="28"/>
  </office:meta>
</office:document-meta>
</file>